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2pt" style:font-size-asian="10.5pt" style:font-size-complex="12pt"/>
    </style:style>
    <style:style style:name="P23" style:family="paragraph" style:parent-style-name="Table_20_Contents">
      <style:paragraph-properties fo:text-align="end" style:justify-single-word="false"/>
      <style:text-properties fo:font-size="12pt" style:font-size-asian="10.5pt" style:font-size-complex="12pt"/>
    </style:style>
    <style:style style:name="P24"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cm" fo:margin-bottom="0.499cm"/>
    </style:style>
    <style:style style:name="P26" style:family="paragraph" style:parent-style-name="Standard">
      <style:paragraph-properties style:writing-mode="lr-tb"/>
      <style:text-properties fo:font-size="10.5pt" style:font-size-asian="10.5pt" style:font-size-complex="10.5pt"/>
    </style:style>
    <style:style style:name="P27" style:family="paragraph" style:parent-style-name="Standard">
      <style:paragraph-properties style:writing-mode="lr-tb"/>
      <style:text-properties style:font-name="Times New Roman"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background-color="transparent"/>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weight="normal" style:font-size-asian="10pt" style:font-weight-asian="normal" style:font-size-complex="10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4"><text:span text:style-name="T7">    </text:span><text:span text:style-name="Source_20_Text"><text:span text:style-name="T7">ClassFile {</text:span></text:span></text:p>
      <text:p text:style-name="Preformatted_20_Text"><text:span text:style-name="T7">    </text:span><text:span text:style-name="Source_20_Text"><text:span text:style-name="T7"> <text:s text:c="3"/>u4 magic;</text:span></text:span></text:p>
      <text:p text:style-name="Preformatted_20_Text"><text:span text:style-name="T7">    </text:span><text:span text:style-name="Source_20_Text"><text:span text:style-name="T7"> <text:s text:c="3"/>u2 </text:span></text:span><text:bookmark-start text:name="DDE_LINK5"/><text:span text:style-name="Source_20_Text"><text:span text:style-name="T7">minor_version;</text:span></text:span><text:bookmark-end text:name="DDE_LINK5"/></text:p>
      <text:p text:style-name="Preformatted_20_Text"><text:span text:style-name="T7">    </text:span><text:span text:style-name="Source_20_Text"><text:span text:style-name="T7"> <text:s text:c="3"/>u2 major_version;</text:span></text:span></text:p>
      <text:p text:style-name="Preformatted_20_Text"><text:span text:style-name="T7">    </text:span><text:span text:style-name="Source_20_Text"><text:span text:style-name="T7"> <text:s text:c="3"/>u2 constant_pool_count;</text:span></text:span></text:p>
      <text:p text:style-name="Preformatted_20_Text"><text:span text:style-name="T7">    </text:span><text:span text:style-name="Source_20_Text"><text:span text:style-name="T7"> <text:s text:c="3"/>cp_info constant_pool[constant_pool_count-1];</text:span></text:span></text:p>
      <text:p text:style-name="Preformatted_20_Text"><text:span text:style-name="T7">    </text:span><text:span text:style-name="Source_20_Text"><text:span text:style-name="T7"> <text:s text:c="3"/>u2 access_flags;</text:span></text:span></text:p>
      <text:p text:style-name="Preformatted_20_Text"><text:span text:style-name="T7">    </text:span><text:span text:style-name="Source_20_Text"><text:span text:style-name="T7"> <text:s text:c="3"/>u2 this_class;</text:span></text:span></text:p>
      <text:p text:style-name="Preformatted_20_Text"><text:span text:style-name="T7">    </text:span><text:span text:style-name="Source_20_Text"><text:span text:style-name="T7"> <text:s text:c="3"/>u2 super_class;</text:span></text:span></text:p>
      <text:p text:style-name="Preformatted_20_Text"><text:span text:style-name="T7">    </text:span><text:span text:style-name="Source_20_Text"><text:span text:style-name="T7"> <text:s text:c="3"/>u2 interfaces_count;</text:span></text:span></text:p>
      <text:p text:style-name="Preformatted_20_Text"><text:span text:style-name="T7">    </text:span><text:span text:style-name="Source_20_Text"><text:span text:style-name="T7"> <text:s text:c="3"/>u2 interfaces[interfaces_count];</text:span></text:span></text:p>
      <text:p text:style-name="Preformatted_20_Text"><text:span text:style-name="T7">    </text:span><text:span text:style-name="Source_20_Text"><text:span text:style-name="T7"> <text:s text:c="3"/>u2 fields_count;</text:span></text:span></text:p>
      <text:p text:style-name="Preformatted_20_Text"><text:span text:style-name="T7">    </text:span><text:span text:style-name="Source_20_Text"><text:span text:style-name="T7"> <text:s text:c="3"/>field_info fields[fields_count];</text:span></text:span></text:p>
      <text:p text:style-name="Preformatted_20_Text"><text:span text:style-name="T7">    </text:span><text:span text:style-name="Source_20_Text"><text:span text:style-name="T7"> <text:s text:c="3"/>u2 methods_count;</text:span></text:span></text:p>
      <text:p text:style-name="Preformatted_20_Text"><text:soft-page-break/><text:span text:style-name="T7">    </text:span><text:span text:style-name="Source_20_Text"><text:span text:style-name="T7"> <text:s text:c="3"/>method_info methods[methods_count];</text:span></text:span></text:p>
      <text:p text:style-name="Preformatted_20_Text"><text:span text:style-name="T7">    </text:span><text:span text:style-name="Source_20_Text"><text:span text:style-name="T7"> <text:s text:c="3"/>u2 attributes_count;</text:span></text:span></text:p>
      <text:p text:style-name="Preformatted_20_Text"><text:span text:style-name="T7">    </text:span><text:span text:style-name="Source_20_Text"><text:span text:style-name="T7"> <text:s text:c="3"/>attribute_info attributes[attributes_count];</text:span></text:span></text:p>
      <text:p text:style-name="P25"><text:bookmark text:name="19084"/><text:span text:style-name="T7">    </text:span><text:span text:style-name="Source_20_Text"><text:span text:style-name="T7">}</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4">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4">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Código</text:p>
          </table:table-cell>
          <table:table-cell table:style-name="Table1.A1" office:value-type="string">
            <text:p text:style-name="P22">Nombre mnemotécnico</text:p>
          </table:table-cell>
          <table:table-cell table:style-name="Table1.A1" office:value-type="string">
            <text:p text:style-name="P22">Args</text:p>
          </table:table-cell>
          <table:table-cell table:style-name="Table1.A1" office:value-type="string">
            <text:p text:style-name="P22">Interacción con la pila</text:p>
          </table:table-cell>
          <table:table-cell table:style-name="Table1.E1" office:value-type="string">
            <text:p text:style-name="P22">Descripción</text:p>
          </table:table-cell>
        </table:table-row>
        <table:table-row>
          <table:table-cell table:style-name="Table1.A2" office:value-type="float" office:value="0">
            <text:p text:style-name="P23">0</text:p>
          </table:table-cell>
          <table:table-cell table:style-name="Table1.B2" office:value-type="string">
            <text:p text:style-name="P22">Parar</text:p>
          </table:table-cell>
          <table:table-cell table:style-name="Table1.A2" office:value-type="float" office:value="0">
            <text:p text:style-name="P22">0</text:p>
          </table:table-cell>
          <table:table-cell table:style-name="Table1.B2" office:value-type="string">
            <text:p text:style-name="P22">… → …</text:p>
          </table:table-cell>
          <table:table-cell table:style-name="Table1.E2" office:value-type="string">
            <text:p text:style-name="P22">Detiene la ejecución.</text:p>
          </table:table-cell>
        </table:table-row>
        <table:table-row>
          <table:table-cell table:style-name="Table1.A2" office:value-type="float" office:value="1">
            <text:p text:style-name="P23">1</text:p>
          </table:table-cell>
          <table:table-cell table:style-name="Table1.B2" office:value-type="string">
            <text:p text:style-name="P22">Apila</text:p>
          </table:table-cell>
          <table:table-cell table:style-name="Table1.B2" office:value-type="string">
            <text:p text:style-name="P22">T dato</text:p>
          </table:table-cell>
          <table:table-cell table:style-name="Table1.B2" office:value-type="string">
            <text:p text:style-name="P22">… → …, T dato </text:p>
          </table:table-cell>
          <table:table-cell table:style-name="Table1.E2" office:value-type="string">
            <text:p text:style-name="P22">Apila en la pila el dato pasado como argumento.</text:p>
          </table:table-cell>
        </table:table-row>
        <table:table-row>
          <table:table-cell table:style-name="Table1.A2" office:value-type="float" office:value="2">
            <text:p text:style-name="P23">2</text:p>
          </table:table-cell>
          <table:table-cell table:style-name="Table1.B2" office:value-type="string">
            <text:p text:style-name="P22">Apila-dir</text:p>
          </table:table-cell>
          <table:table-cell table:style-name="Table1.B2" office:value-type="string">
            <text:p text:style-name="P22">Nat dir</text:p>
          </table:table-cell>
          <table:table-cell table:style-name="Table1.B2" office:value-type="string">
            <text:p text:style-name="P22">... → …, T M[dir]</text:p>
          </table:table-cell>
          <table:table-cell table:style-name="Table1.E2" office:value-type="string">
            <text:p text:style-name="P22">Apila en la pila el contenido de la posición de memoria pasada como argumento.</text:p>
          </table:table-cell>
        </table:table-row>
        <table:table-row>
          <table:table-cell table:style-name="Table1.A2" office:value-type="float" office:value="3">
            <text:p text:style-name="P23">3</text:p>
          </table:table-cell>
          <table:table-cell table:style-name="Table1.B2" office:value-type="string">
            <text:p text:style-name="P22">Desapilar</text:p>
          </table:table-cell>
          <table:table-cell table:style-name="Table1.A2" office:value-type="float" office:value="0">
            <text:p text:style-name="P22">0</text:p>
          </table:table-cell>
          <table:table-cell table:style-name="Table1.B2" office:value-type="string">
            <text:p text:style-name="P22">…, T valor → …</text:p>
          </table:table-cell>
          <table:table-cell table:style-name="Table1.E2" office:value-type="string">
            <text:p text:style-name="P22">Desapila el primer dato de la pila.</text:p>
          </table:table-cell>
        </table:table-row>
        <text:soft-page-break/>
        <table:table-row>
          <table:table-cell table:style-name="Table1.A2" office:value-type="float" office:value="4">
            <text:p text:style-name="P23">4</text:p>
          </table:table-cell>
          <table:table-cell table:style-name="Table1.B2" office:value-type="string">
            <text:p text:style-name="P22">Desapilar-dir</text:p>
          </table:table-cell>
          <table:table-cell table:style-name="Table1.B2" office:value-type="string">
            <text:p text:style-name="P22">Nat dir</text:p>
          </table:table-cell>
          <table:table-cell table:style-name="Table1.B2" office:value-type="string">
            <text:p text:style-name="P22">…, T valor → …</text:p>
          </table:table-cell>
          <table:table-cell table:style-name="Table1.E2" office:value-type="string">
            <text:p text:style-name="P22">Desapila el primer dato de la pila y lo almacena en la posición de memoria pasada como parámetro.</text:p>
          </table:table-cell>
        </table:table-row>
        <table:table-row>
          <table:table-cell table:style-name="Table1.A2" office:value-type="float" office:value="5">
            <text:p text:style-name="P23">5</text:p>
          </table:table-cell>
          <table:table-cell table:style-name="Table1.B2" office:value-type="string">
            <text:p text:style-name="P22">Menor</text:p>
          </table:table-cell>
          <table:table-cell table:style-name="Table1.A2" office:value-type="float" office:value="0">
            <text:p text:style-name="P22"><text:bookmark-start text:name="DDE_LINK"/>0<text:bookmark-end text:name="DDE_LINK"/></text:p>
          </table:table-cell>
          <table:table-cell table:style-name="Table1.B2" office:value-type="string">
            <text:p text:style-name="P22"><text:bookmark-start text:name="DDE_LINK1"/>…, T v1, T v2 → <text:bookmark-start text:name="DDE_LINK3"/>…, <text:bookmark-end text:name="DDE_LINK3"/>Bool res<text:bookmark-end text:name="DDE_LINK1"/></text:p>
          </table:table-cell>
          <table:table-cell table:style-name="Table1.E2" office:value-type="string">
            <text:p text:style-name="P22">res = t1 &lt; t2</text:p>
          </table:table-cell>
        </table:table-row>
        <table:table-row>
          <table:table-cell table:style-name="Table1.A2" office:value-type="float" office:value="6">
            <text:p text:style-name="P23">6</text:p>
          </table:table-cell>
          <table:table-cell table:style-name="Table1.B2" office:value-type="string">
            <text:p text:style-name="P22">Mayor</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7">
            <text:p text:style-name="P23">7</text:p>
          </table:table-cell>
          <table:table-cell table:style-name="Table1.B2" office:value-type="string">
            <text:p text:style-name="P22">Men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lt;= t2</text:p>
          </table:table-cell>
        </table:table-row>
        <table:table-row>
          <table:table-cell table:style-name="Table1.A2" office:value-type="float" office:value="8">
            <text:p text:style-name="P23">8</text:p>
          </table:table-cell>
          <table:table-cell table:style-name="Table1.B2" office:value-type="string">
            <text:p text:style-name="P22">May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9">
            <text:p text:style-name="P23">9</text:p>
          </table:table-cell>
          <table:table-cell table:style-name="Table1.B2" office:value-type="string">
            <text:p text:style-name="P22">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0">
            <text:p text:style-name="P23">10</text:p>
          </table:table-cell>
          <table:table-cell table:style-name="Table1.B2" office:value-type="string">
            <text:p text:style-name="P22">No-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1">
            <text:p text:style-name="P23">11</text:p>
          </table:table-cell>
          <table:table-cell table:style-name="Table1.B2" office:value-type="string">
            <text:p text:style-name="P22">Sumar</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text:bookmark-start text:name="DDE_LINK4"/>. T tiene que ser un tipo numérico.<text:bookmark-end text:name="DDE_LINK4"/></text:p>
          </table:table-cell>
        </table:table-row>
        <table:table-row>
          <table:table-cell table:style-name="Table1.A2" office:value-type="float" office:value="12">
            <text:p text:style-name="P23">12</text:p>
          </table:table-cell>
          <table:table-cell table:style-name="Table1.B2" office:value-type="string">
            <text:p text:style-name="P22">Restar</text:p>
          </table:table-cell>
          <table:table-cell table:style-name="Table1.A2" office:value-type="float" office:value="0">
            <text:p text:style-name="P22">0</text:p>
          </table:table-cell>
          <table:table-cell table:style-name="Table1.B2" office:value-type="string">
            <text:p text:style-name="P22"><text:bookmark-start text:name="DDE_LINK2"/>…, T v1, T v2 → …, T res<text:bookmark-end text:name="DDE_LINK2"/></text:p>
          </table:table-cell>
          <table:table-cell table:style-name="Table1.E2" office:value-type="string">
            <text:p text:style-name="P22">res = v1 - v2. T tiene que ser un tipo numérico.</text:p>
          </table:table-cell>
        </table:table-row>
        <table:table-row>
          <table:table-cell table:style-name="Table1.A2" office:value-type="float" office:value="13">
            <text:p text:style-name="P23">13</text:p>
          </table:table-cell>
          <table:table-cell table:style-name="Table1.B2" office:value-type="string">
            <text:p text:style-name="P22">Mul</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4">
            <text:p text:style-name="P23">14</text:p>
          </table:table-cell>
          <table:table-cell table:style-name="Table1.B2" office:value-type="string">
            <text:p text:style-name="P22">Div</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5">
            <text:p text:style-name="P23">15</text:p>
          </table:table-cell>
          <table:table-cell table:style-name="Table1.B2" office:value-type="string">
            <text:p text:style-name="P22">Mod</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6">
            <text:p text:style-name="P23">16</text:p>
          </table:table-cell>
          <table:table-cell table:style-name="Table1.B2" office:value-type="string">
            <text:p text:style-name="P22">Y</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amp;&amp; v2</text:p>
          </table:table-cell>
        </table:table-row>
        <table:table-row>
          <table:table-cell table:style-name="Table1.A2" office:value-type="float" office:value="17">
            <text:p text:style-name="P23">17</text:p>
          </table:table-cell>
          <table:table-cell table:style-name="Table1.B2" office:value-type="string">
            <text:p text:style-name="P22">O</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 v2</text:p>
          </table:table-cell>
        </table:table-row>
        <table:table-row>
          <table:table-cell table:style-name="Table1.A2" office:value-type="float" office:value="18">
            <text:p text:style-name="P23">18</text:p>
          </table:table-cell>
          <table:table-cell table:style-name="Table1.B2" office:value-type="string">
            <text:p text:style-name="P22">No</text:p>
          </table:table-cell>
          <table:table-cell table:style-name="Table1.A2" office:value-type="float" office:value="0">
            <text:p text:style-name="P22">0</text:p>
          </table:table-cell>
          <table:table-cell table:style-name="Table1.B2" office:value-type="string">
            <text:p text:style-name="P22">…, Bool v → …, Bool res</text:p>
          </table:table-cell>
          <table:table-cell table:style-name="Table1.E2" office:value-type="string">
            <text:p text:style-name="P22">res = !v1</text:p>
          </table:table-cell>
        </table:table-row>
        <table:table-row>
          <table:table-cell table:style-name="Table1.A2" office:value-type="float" office:value="19">
            <text:p text:style-name="P23">19</text:p>
          </table:table-cell>
          <table:table-cell table:style-name="Table1.B2" office:value-type="string">
            <text:p text:style-name="P22">Negativo</text:p>
          </table:table-cell>
          <table:table-cell table:style-name="Table1.A2" office:value-type="float" office:value="0">
            <text:p text:style-name="P22">0</text:p>
          </table:table-cell>
          <table:table-cell table:style-name="Table1.B2" office:value-type="string">
            <text:p text:style-name="P22">…, T v → T res</text:p>
          </table:table-cell>
          <table:table-cell table:style-name="Table1.E2" office:value-type="string">
            <text:p text:style-name="P22">res = -v. T tiene que ser unt ipo numérico disenterooa Nat</text:p>
          </table:table-cell>
        </table:table-row>
        <table:table-row>
          <table:table-cell table:style-name="Table1.A2" office:value-type="float" office:value="20">
            <text:p text:style-name="P23">20</text:p>
          </table:table-cell>
          <table:table-cell table:style-name="Table1.B2" office:value-type="string">
            <text:p text:style-name="P22">Shl</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lt;&lt; v2. T tiene que ser un tipo numérico.</text:p>
          </table:table-cell>
        </table:table-row>
        <table:table-row>
          <table:table-cell table:style-name="Table1.A2" office:value-type="float" office:value="21">
            <text:p text:style-name="P23">21</text:p>
          </table:table-cell>
          <table:table-cell table:style-name="Table1.B2" office:value-type="string">
            <text:p text:style-name="P22">Shr</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gt;&gt; v2. T tiene que ser un tipo numérico.</text:p>
          </table:table-cell>
        </table:table-row>
        <table:table-row>
          <table:table-cell table:style-name="Table1.A2" office:value-type="float" office:value="22">
            <text:p text:style-name="P23">22</text:p>
          </table:table-cell>
          <table:table-cell table:style-name="Table1.B2" office:value-type="string">
            <text:p text:style-name="P22">CastInt</text:p>
          </table:table-cell>
          <table:table-cell table:style-name="Table1.A2" office:value-type="float" office:value="0">
            <text:p text:style-name="P22">0</text:p>
          </table:table-cell>
          <table:table-cell table:style-name="Table1.B2" office:value-type="string">
            <text:p text:style-name="P22">…, T v → Int res</text:p>
          </table:table-cell>
          <table:table-cell table:style-name="Table1.E2" office:value-type="string">
            <text:p text:style-name="P22">res = v como entero. Siguiendo la conversión especificada en este documento</text:p>
          </table:table-cell>
        </table:table-row>
        <table:table-row>
          <table:table-cell table:style-name="Table1.A2" office:value-type="float" office:value="23">
            <text:p text:style-name="P23">23</text:p>
          </table:table-cell>
          <table:table-cell table:style-name="Table1.B2" office:value-type="string">
            <text:p text:style-name="P22">Cascharacter</text:p>
          </table:table-cell>
          <table:table-cell table:style-name="Table1.A2" office:value-type="float" office:value="0">
            <text:p text:style-name="P22">0</text:p>
          </table:table-cell>
          <table:table-cell table:style-name="Table1.B2" office:value-type="string">
            <text:p text:style-name="P22">…, T v → Char res</text:p>
          </table:table-cell>
          <table:table-cell table:style-name="Table1.E2" office:value-type="string">
            <text:p text:style-name="P22">res = v como caracter. Siguiendo la conversión especificada en este documento</text:p>
          </table:table-cell>
        </table:table-row>
        <text:soft-page-break/>
        <table:table-row>
          <table:table-cell table:style-name="Table1.A2" office:value-type="float" office:value="24">
            <text:p text:style-name="P23">24</text:p>
          </table:table-cell>
          <table:table-cell table:style-name="Table1.B2" office:value-type="string">
            <text:p text:style-name="P22">CastFloat</text:p>
          </table:table-cell>
          <table:table-cell table:style-name="Table1.A2" office:value-type="float" office:value="0">
            <text:p text:style-name="P22">0</text:p>
          </table:table-cell>
          <table:table-cell table:style-name="Table1.B2" office:value-type="string">
            <text:p text:style-name="P22">…, T v → Float res</text:p>
          </table:table-cell>
          <table:table-cell table:style-name="Table1.E2" office:value-type="string">
            <text:p text:style-name="P22">res = v como float. Siguiendo la conversión especificada en este documento</text:p>
          </table:table-cell>
        </table:table-row>
        <table:table-row>
          <table:table-cell table:style-name="Table1.A2" office:value-type="float" office:value="25">
            <text:p text:style-name="P23">25</text:p>
          </table:table-cell>
          <table:table-cell table:style-name="Table1.B2" office:value-type="string">
            <text:p text:style-name="P22">CastNat</text:p>
          </table:table-cell>
          <table:table-cell table:style-name="Table1.A2" office:value-type="float" office:value="0">
            <text:p text:style-name="P22">0</text:p>
          </table:table-cell>
          <table:table-cell table:style-name="Table1.B2" office:value-type="string">
            <text:p text:style-name="P22">…, T v → Nat res</text:p>
          </table:table-cell>
          <table:table-cell table:style-name="Table1.E2" office:value-type="string">
            <text:p text:style-name="P22">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1"><text:soft-page-break/>Instrucción → InsAsignación</text:p>
      <text:p text:style-name="P20"><text:tab/>Instrucciones.codP = InsAsignación.codP</text:p>
      <text:p text:style-name="P20"><text:tab/>Instrucciones.codJ = InsAsignación.codJ</text:p>
      <text:p text:style-name="P14"/>
      <text:p text:style-name="P14"/>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text:span text:style-name="T8">InsAsignación.codP = Expresión.codP || apila-dir InsAsignación.tsh[id.lex].dir</text:span></text:p>
      <text:p text:style-name="P20"><text:tab/>InsAsignacion.codJ = </text:p>
      <text:p text:style-name="P20"><text:tab/><text:tab/>case (InstAsignacion.tsh[id.lex].tipo)</text:p>
      <text:p text:style-name="P20"><text:tab/><text:tab/><text:tab/>boolean:</text:p>
      <text:p text:style-name="P20"><text:tab/><text:tab/><text:tab/><text:tab/>Expresion.codJ || i2b || istore InstAsignación.tsh[id.lex].dir</text:p>
      <text:p text:style-name="P20"><text:tab/><text:tab/><text:tab/>character:</text:p>
      <text:p text:style-name="P20"><text:tab/><text:tab/><text:tab/><text:tab/>Expresion.codJ || i2c || istore InstAsignación.tsh[id.lex].dir</text:p>
      <text:p text:style-name="P20"><text:tab/><text:tab/><text:tab/>natural:</text:p>
      <text:p text:style-name="P20"><text:tab/><text:tab/><text:tab/>entero:</text:p>
      <text:p text:style-name="P20"><text:tab/><text:tab/><text:tab/><text:tab/>Expresion.codJ || istore InstAsignación.tsh[id.lex].dir</text:p>
      <text:p text:style-name="P20"><text:tab/><text:tab/><text:tab/>float:</text:p>
      <text:p text:style-name="P14"><text:span text:style-name="T9"><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text:p>
      <text:p text:style-name="P14"><text:tab/><text:tab/><text:tab/><text:tab/><text:tab/><text:tab/>sino</text:p>
      <text:p text:style-name="P14"><text:tab/><text:tab/><text:tab/><text:tab/><text:tab/><text:tab/><text:tab/>ExpresiónNiv11.codP || ExpresiónNiv12.codP || CastFloat || men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natural)</text:p>
      <text:p text:style-name="P14"><text:tab/><text:tab/><text:tab/><text:tab/><text:tab/><text:tab/><text:tab/>ExpresiónNiv11.codP || ExpresiónNiv12.codP || CastInt || menor</text:p>
      <text:p text:style-name="P14"><text:tab/><text:tab/><text:tab/><text:tab/><text:tab/><text:tab/>sino</text:p>
      <text:p text:style-name="P14"><text:tab/><text:tab/><text:tab/><text:tab/><text:tab/><text:tab/><text:tab/>ExpresiónNiv11.codP || ExpresiónNiv12.codP || men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entero)</text:p>
      <text:p text:style-name="P14"><text:tab/><text:tab/><text:tab/><text:tab/><text:tab/><text:tab/><text:tab/>ExpresiónNiv11.codP || CastInt || ExpresiónNiv12.codP || menor</text:p>
      <text:p text:style-name="P14"><text:tab/><text:tab/><text:tab/><text:tab/><text:tab/><text:tab/>sino</text:p>
      <text:p text:style-name="P14"><text:tab/><text:tab/><text:tab/><text:tab/><text:tab/><text:tab/><text:tab/>ExpresiónNiv11.codP || ExpresiónNiv12.codP || menor</text:p>
      <text:p text:style-name="P14"><text:tab/><text:tab/><text:tab/><text:tab/><text:tab/>otro:</text:p>
      <text:p text:style-name="P14"><text:soft-page-break/><text:tab/><text:tab/><text:tab/><text:tab/><text:tab/><text:tab/>ExpresiónNiv11.codP || ExpresiónNiv12.codP || menor</text:p>
      <text:p text:style-name="P14"><text:tab/><text:tab/><text:tab/>may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text:p>
      <text:p text:style-name="P14"><text:tab/><text:tab/><text:tab/><text:tab/><text:tab/><text:tab/>sino</text:p>
      <text:p text:style-name="P14"><text:tab/><text:tab/><text:tab/><text:tab/><text:tab/><text:tab/><text:tab/>ExpresiónNiv11.codP || ExpresiónNiv12.codP || CastFloat || may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natural)</text:p>
      <text:p text:style-name="P14"><text:tab/><text:tab/><text:tab/><text:tab/><text:tab/><text:tab/><text:tab/>ExpresiónNiv11.codP || ExpresiónNiv12.codP || CastInt || mayor</text:p>
      <text:p text:style-name="P14"><text:tab/><text:tab/><text:tab/><text:tab/><text:tab/><text:tab/>sino</text:p>
      <text:p text:style-name="P14"><text:tab/><text:tab/><text:tab/><text:tab/><text:tab/><text:tab/><text:tab/>ExpresiónNiv11.codP || ExpresiónNiv12.codP || may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entero)</text:p>
      <text:p text:style-name="P14"><text:tab/><text:tab/><text:tab/><text:tab/><text:tab/><text:tab/><text:tab/>ExpresiónNiv11.codP || CastInt || ExpresiónNiv12.codP || mayor</text:p>
      <text:p text:style-name="P14"><text:tab/><text:tab/><text:tab/><text:tab/><text:tab/><text:tab/>sino</text:p>
      <text:p text:style-name="P14"><text:tab/><text:tab/><text:tab/><text:tab/><text:tab/><text:tab/><text:tab/>ExpresiónNiv11.codP || ExpresiónNiv12.codP || mayor</text:p>
      <text:p text:style-name="P14"><text:tab/><text:tab/><text:tab/><text:tab/><text:tab/>otro:</text:p>
      <text:p text:style-name="P14"><text:tab/><text:tab/><text:tab/><text:tab/><text:tab/><text:tab/>ExpresiónNiv11.codP || ExpresiónNiv12.codP || <text:s/>mayor</text:p>
      <text:p text:style-name="P14"><text:tab/><text:tab/><text:tab/>men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Ig</text:p>
      <text:p text:style-name="P14"><text:tab/><text:tab/><text:tab/><text:tab/><text:tab/><text:tab/>sino</text:p>
      <text:p text:style-name="P14"><text:tab/><text:tab/><text:tab/><text:tab/><text:tab/><text:tab/><text:tab/>ExpresiónNiv11.codP || ExpresiónNiv12.codP || CastFloat || men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natural)</text:p>
      <text:p text:style-name="P14"><text:tab/><text:tab/><text:tab/><text:tab/><text:tab/><text:tab/><text:tab/>ExpresiónNiv11.codP || ExpresiónNiv12.codP || CastInt || menorIg</text:p>
      <text:p text:style-name="P14"><text:tab/><text:tab/><text:tab/><text:tab/><text:tab/><text:tab/>sino</text:p>
      <text:p text:style-name="P14"><text:tab/><text:tab/><text:tab/><text:tab/><text:tab/><text:tab/><text:tab/>ExpresiónNiv11.codP || ExpresiónNiv12.codP || men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entero)</text:p>
      <text:p text:style-name="P14"><text:tab/><text:tab/><text:tab/><text:tab/><text:tab/><text:tab/><text:tab/>ExpresiónNiv11.codP || CastInt || ExpresiónNiv12.codP || menorIg</text:p>
      <text:p text:style-name="P14"><text:tab/><text:tab/><text:tab/><text:tab/><text:tab/><text:tab/>sino</text:p>
      <text:p text:style-name="P14"><text:tab/><text:tab/><text:tab/><text:tab/><text:tab/><text:tab/><text:tab/>ExpresiónNiv11.codP || ExpresiónNiv12.codP || menorIg</text:p>
      <text:p text:style-name="P14"><text:tab/><text:tab/><text:tab/><text:tab/><text:tab/>otro:</text:p>
      <text:p text:style-name="P14"><text:tab/><text:tab/><text:tab/><text:tab/><text:tab/><text:tab/>ExpresiónNiv11.codP || ExpresiónNiv12.codP || <text:s/>menorIg</text:p>
      <text:p text:style-name="P14"><text:tab/><text:tab/><text:tab/>may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Ig</text:p>
      <text:p text:style-name="P14"><text:tab/><text:tab/><text:tab/><text:tab/><text:tab/><text:tab/>sino</text:p>
      <text:p text:style-name="P14"><text:tab/><text:tab/><text:tab/><text:tab/><text:tab/><text:tab/><text:tab/>ExpresiónNiv11.codP || ExpresiónNiv12.codP || CastFloat || may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natural)</text:p>
      <text:p text:style-name="P14"><text:tab/><text:tab/><text:tab/><text:tab/><text:tab/><text:tab/><text:tab/>ExpresiónNiv11.codP || ExpresiónNiv12.codP || CastInt || mayorIg</text:p>
      <text:p text:style-name="P14"><text:tab/><text:tab/><text:tab/><text:tab/><text:tab/><text:tab/>sino</text:p>
      <text:p text:style-name="P14"><text:soft-page-break/><text:tab/><text:tab/><text:tab/><text:tab/><text:tab/><text:tab/><text:tab/>ExpresiónNiv11.codP || ExpresiónNiv12.codP || may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entero)</text:p>
      <text:p text:style-name="P14"><text:tab/><text:tab/><text:tab/><text:tab/><text:tab/><text:tab/><text:tab/>ExpresiónNiv11.codP || CastInt || ExpresiónNiv12.codP || mayorIg</text:p>
      <text:p text:style-name="P14"><text:tab/><text:tab/><text:tab/><text:tab/><text:tab/><text:tab/>sino</text:p>
      <text:p text:style-name="P14"><text:tab/><text:tab/><text:tab/><text:tab/><text:tab/><text:tab/><text:tab/>ExpresiónNiv11.codP || ExpresiónNiv12.codP || mayorIg</text:p>
      <text:p text:style-name="P14"><text:tab/><text:tab/><text:tab/><text:tab/><text:tab/>otro:</text:p>
      <text:p text:style-name="P14"><text:tab/><text:tab/><text:tab/><text:tab/><text:tab/><text:tab/>ExpresiónNiv11.codP || ExpresiónNiv12.codP || <text:s/>mayorIg</text:p>
      <text:p text:style-name="P14"><text:tab/><text:tab/><text:tab/>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igual</text:p>
      <text:p text:style-name="P14"><text:tab/><text:tab/><text:tab/><text:tab/><text:tab/><text:tab/>sino</text:p>
      <text:p text:style-name="P14"><text:tab/><text:tab/><text:tab/><text:tab/><text:tab/><text:tab/><text:tab/>ExpresiónNiv11.codP || ExpresiónNiv12.codP || CastFloat || 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natural)</text:p>
      <text:p text:style-name="P14"><text:tab/><text:tab/><text:tab/><text:tab/><text:tab/><text:tab/><text:tab/>ExpresiónNiv11.codP || ExpresiónNiv12.codP || CastInt || igual</text:p>
      <text:p text:style-name="P14"><text:tab/><text:tab/><text:tab/><text:tab/><text:tab/><text:tab/>sino</text:p>
      <text:p text:style-name="P14"><text:tab/><text:tab/><text:tab/><text:tab/><text:tab/><text:tab/><text:tab/>ExpresiónNiv11.codP || ExpresiónNiv12.codP || 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entero)</text:p>
      <text:p text:style-name="P14"><text:tab/><text:tab/><text:tab/><text:tab/><text:tab/><text:tab/><text:tab/>ExpresiónNiv11.codP || CastInt || ExpresiónNiv12.codP || igual</text:p>
      <text:p text:style-name="P14"><text:tab/><text:tab/><text:tab/><text:tab/><text:tab/><text:tab/>sino</text:p>
      <text:p text:style-name="P14"><text:tab/><text:tab/><text:tab/><text:tab/><text:tab/><text:tab/><text:tab/>ExpresiónNiv11.codP || ExpresiónNiv12.codP || igual</text:p>
      <text:p text:style-name="P14"><text:tab/><text:tab/><text:tab/><text:tab/><text:tab/>otro:</text:p>
      <text:p text:style-name="P14"><text:tab/><text:tab/><text:tab/><text:tab/><text:tab/><text:tab/>ExpresiónNiv11.codP || ExpresiónNiv12.codP || <text:s/>igual</text:p>
      <text:p text:style-name="P14"><text:tab/><text:tab/><text:tab/>no-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no-igual</text:p>
      <text:p text:style-name="P14"><text:tab/><text:tab/><text:tab/><text:tab/><text:tab/><text:tab/>sino</text:p>
      <text:p text:style-name="P14"><text:tab/><text:tab/><text:tab/><text:tab/><text:tab/><text:tab/><text:tab/>ExpresiónNiv11.codP || ExpresiónNiv12.codP || CastFloat || no-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natural)</text:p>
      <text:p text:style-name="P14"><text:tab/><text:tab/><text:tab/><text:tab/><text:tab/><text:tab/><text:tab/>ExpresiónNiv11.codP || ExpresiónNiv12.codP || CastInt || no-igual</text:p>
      <text:p text:style-name="P14"><text:tab/><text:tab/><text:tab/><text:tab/><text:tab/><text:tab/>sino</text:p>
      <text:p text:style-name="P14"><text:tab/><text:tab/><text:tab/><text:tab/><text:tab/><text:tab/><text:tab/>ExpresiónNiv11.codP || ExpresiónNiv12.codP || no-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entero)</text:p>
      <text:p text:style-name="P14"><text:tab/><text:tab/><text:tab/><text:tab/><text:tab/><text:tab/><text:tab/>ExpresiónNiv11.codP || CastInt || ExpresiónNiv12.codP || no-igual</text:p>
      <text:p text:style-name="P14"><text:tab/><text:tab/><text:tab/><text:tab/><text:tab/><text:tab/>sino</text:p>
      <text:p text:style-name="P14"><text:tab/><text:tab/><text:tab/><text:tab/><text:tab/><text:tab/><text:tab/>ExpresiónNiv11.codP || ExpresiónNiv12.codP || no-igual</text:p>
      <text:p text:style-name="P14"><text:tab/><text:tab/><text:tab/><text:tab/><text:tab/>otro:</text:p>
      <text:p text:style-name="P14"><text:tab/><text:tab/><text:tab/><text:tab/><text:tab/><text:tab/>ExpresiónNiv11.codP || ExpresiónNiv12.codP || <text:s/>no-igual</text:p>
      <text:p text:style-name="P14"/>
      <text:p text:style-name="P14"><text:tab/>Expresión.codJ = </text:p>
      <text:p text:style-name="P14"><text:tab/><text:tab/>case (OpNiv0.op)</text:p>
      <text:p text:style-name="P14"><text:tab/><text:tab/><text:tab/>menor:</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soft-page-break/><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soft-page-break/><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sumar</text:p>
      <text:p text:style-name="P17"><text:soft-page-break/><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text:soft-page-break/>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tab/><text:tab/><text:tab/><text:tab/><text:tab/>sino</text:p>
      <text:p text:style-name="P17"><text:soft-page-break/><text:tab/><text:tab/><text:tab/><text:tab/><text:tab/><text:tab/>ExpresionNiv21.codJ || ExpresionNiv3.codJ || i2f || fmul</text:p>
      <text:p text:style-name="P17"><text:tab/><text:tab/><text:tab/><text:tab/>sino</text:p>
      <text:p text:style-name="P17"><text:tab/><text:tab/><text:tab/><text:tab/><text:tab/>si(ExpresionNiv3.tipo = float)</text:p>
      <text:p text:style-name="P17"><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soft-page-break/><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soft-page-break/><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5T23:54:24</dc:date>
    <dc:creator>Hector </dc:creator>
    <meta:editing-duration>PT23H01M34S</meta:editing-duration>
    <meta:editing-cycles>49</meta:editing-cycles>
    <meta:generator>OpenOffice.org/3.1$Linux OpenOffice.org_project/310m21$Build-9319</meta:generator>
    <meta:document-statistic meta:table-count="1" meta:image-count="0" meta:object-count="0" meta:page-count="19" meta:paragraph-count="977" meta:word-count="5160" meta:character-count="38867"/>
  </office:meta>
</office:document-meta>
</file>